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8bd9a" officeooo:paragraph-rsid="0018b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INS DE PAUPIERE </text:p>
      <text:p text:style-name="P1"/>
      <text:p text:style-name="P1">Eau chaude + gant de toilette </text:p>
      <text:p text:style-name="P1">Attention à ne pas se bruler les paupieres </text:p>
      <text:p text:style-name="P1">pendant 20 minutes montre en main </text:p>
      <text:p text:style-name="P1">puis massage du haut vers le bas en paupiere supérieure</text:p>
      <text:p text:style-name="P1">et du bas vers le haut pour la paupiere inférieure</text:p>
      <text:p text:style-name="P1"/>
      <text:p text:style-name="P1">2X par jour </text:p>
      <text:p text:style-name="P1"/>
      <text:p text:style-name="P1">pour 2 mois </text:p>
      <text:p text:style-name="P1"/>
      <text:p text:style-name="P1"/>
      <text:p text:style-name="P1">Il est important de poursuivre les soins depaupières même si la symptomatologie s'améli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7:29:45.375000000</meta:creation-date>
    <dc:date>2014-01-16T17:30:02.062000000</dc:date>
    <meta:editing-duration>P0D</meta:editing-duration>
    <meta:editing-cycles>1</meta:editing-cycles>
    <meta:document-statistic meta:table-count="0" meta:image-count="0" meta:object-count="0" meta:page-count="1" meta:paragraph-count="9" meta:word-count="62" meta:character-count="344" meta:non-whitespace-character-count="285"/>
    <meta:generator>LibreOffice/4.1.3.2$Windows_x86 LibreOffice_project/70feb7d99726f064edab4605a8ab840c50ec57a</meta:generator>
  </office:meta>
</office:document-meta>
</file>